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1">
      <style:paragraph-properties fo:margin-top="0.0835in" fo:margin-bottom="0.0835in" fo:line-height="100%" fo:text-align="justify" style:justify-single-word="false"/>
    </style:style>
    <style:style style:name="P2" style:family="paragraph" style:parent-style-name="List_20_Paragraph" style:list-style-name="WWNum26"/>
    <style:style style:name="P3" style:family="paragraph" style:parent-style-name="List_20_Paragraph" style:list-style-name="WWNum5"/>
    <style:style style:name="P4" style:family="paragraph" style:parent-style-name="List_20_Paragraph" style:list-style-name="WWNum9"/>
    <style:style style:name="P5" style:family="paragraph" style:parent-style-name="List_20_Paragraph" style:list-style-name="WWNum26">
      <style:text-properties fo:color="#009900"/>
    </style:style>
    <style:style style:name="P6" style:family="paragraph" style:parent-style-name="List_20_Paragraph" style:list-style-name="WWNum26">
      <style:text-properties fo:background-color="#ffff00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P8" style:family="paragraph" style:parent-style-name="Header">
      <style:paragraph-properties fo:margin-left="0in" fo:margin-right="0in" fo:text-indent="-0.7874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style:font-weight-complex="normal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font-weight-asian="bold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weight="bold" fo:background-color="#ffff00" style:font-weight-asian="bold"/>
    </style:style>
    <style:style style:name="T11" style:family="text">
      <style:text-properties fo:language="en" fo:country="GB" style:font-weight-complex="bold"/>
    </style:style>
    <style:style style:name="T12" style:family="text">
      <style:text-properties fo:language="en" fo:country="GB" fo:font-weight="normal" style:font-weight-asian="normal"/>
    </style:style>
    <style:style style:name="T13" style:family="text">
      <style:text-properties fo:language="en" fo:country="GB" fo:font-weight="normal" style:font-weight-asian="normal" style:font-weight-complex="normal"/>
    </style:style>
    <style:style style:name="T14" style:family="text">
      <style:text-properties fo:language="en" fo:country="GB" fo:background-color="#ffff00"/>
    </style:style>
    <style:style style:name="T15" style:family="text">
      <style:text-properties fo:font-weight="bold" style:font-weight-asian="bold"/>
    </style:style>
    <style:style style:name="T16" style:family="text">
      <style:text-properties style:text-position="super 58%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31420832476131354" text:style-name="Outline">
        <text:list-item>
          <text:h text:style-name="P7" text:outline-level="1"><text:span text:style-name="T1">Project Assignment <text:line-break/>for the </text:span><text:a xlink:type="simple" xlink:href="https://softuni.bg/trainings/1537/csharp-mvc-frameworks-asp-net-march-2017" text:style-name="Internet_20_link" text:visited-style-name="Visited_20_Internet_20_Link">ASP.NET MVC Course @ SoftUni</text:a><text:bookmark text:name="_GoBack"/></text:h>
          <text:list>
            <text:list-item>
              <text:h text:style-name="Heading_20_2" text:outline-level="2"><text:span text:style-name="T7">General Requirements</text:span></text:h>
            </text:list-item>
          </text:list>
        </text:list-item>
      </text:list>
      <text:p text:style-name="Standard"><text:span text:style-name="T7">Your Web application should use the following technologies, frameworks and development techniques:</text:span></text:p>
      <text:list xml:id="list8895532176732111323" text:style-name="WWNum26">
        <text:list-item>
          <text:p text:style-name="P2"><text:span text:style-name="T7">The application must be implemented using </text:span><text:span text:style-name="T8">ASP.NET MVC</text:span><text:span text:style-name="T7"> framework.</text:span></text:p>
          <text:list>
            <text:list-item>
              <text:p text:style-name="P2"><text:span text:style-name="T7">The application must have at least 8 web pages (views)</text:span></text:p>
            </text:list-item>
            <text:list-item>
              <text:p text:style-name="P5"><text:span text:style-name="T7">The application must have at least 4 entity models</text:span></text:p>
            </text:list-item>
            <text:list-item>
              <text:p text:style-name="P5"><text:span text:style-name="T7">The application must have at least 4 controllers </text:span></text:p>
            </text:list-item>
          </text:list>
        </text:list-item>
        <text:list-item>
          <text:p text:style-name="P5"><text:span text:style-name="T7">Use </text:span><text:span text:style-name="T8">Visual Studio</text:span><text:span text:style-name="T15"> </text:span><text:span text:style-name="T2">2015 or 2017</text:span><text:span text:style-name="T7">.</text:span></text:p>
          <text:list>
            <text:list-item>
              <text:p text:style-name="P2"><text:span text:style-name="T7">Use </text:span><text:span text:style-name="T8">Razor</text:span><text:span text:style-name="T7"> template engine for generating the UI.</text:span></text:p>
              <text:list>
                <text:list-item>
                  <text:p text:style-name="P2"><text:span text:style-name="T7">Rendering with ASP.NET Web Forms is </text:span><text:span text:style-name="T8">not</text:span><text:span text:style-name="T7"> allowed.</text:span></text:p>
                </text:list-item>
                <text:list-item>
                  <text:p text:style-name="P2"><text:span text:style-name="T7">Use </text:span><text:span text:style-name="T8">sections</text:span><text:span text:style-name="T7"> and </text:span><text:span text:style-name="T8">partial views</text:span><text:span text:style-name="T11">.</text:span></text:p>
                </text:list-item>
                <text:list-item>
                  <text:p text:style-name="P2"><text:span text:style-name="T7">Use </text:span><text:span text:style-name="T8">editor</text:span><text:span text:style-name="T7"> and </text:span><text:span text:style-name="T8">display templates</text:span><text:span text:style-name="T11">.</text:span></text:p>
                </text:list-item>
              </text:list>
            </text:list-item>
            <text:list-item>
              <text:p text:style-name="P5"><text:span text:style-name="T7">You could also make the front-end using JavaScript and consuming a rest service from Web API </text:span></text:p>
            </text:list-item>
          </text:list>
        </text:list-item>
        <text:list-item>
          <text:p text:style-name="P5"><text:span text:style-name="T7">Use </text:span><text:span text:style-name="T8">Microsoft SQL Server</text:span><text:span text:style-name="T7"> as database back-end.</text:span></text:p>
        </text:list-item>
        <text:list-item>
          <text:p text:style-name="P5"><text:span text:style-name="T7">Use </text:span><text:span text:style-name="T8">Entity Framework 6</text:span><text:span text:style-name="T7"> to access your database.</text:span></text:p>
        </text:list-item>
        <text:list-item>
          <text:p text:style-name="P2"><text:span text:style-name="T7">Use </text:span><text:span text:style-name="T8">MVC </text:span><text:span text:style-name="T10">Areas</text:span><text:span text:style-name="T14"> to separate different parts of your application (e.g. area for administration).</text:span></text:p>
        </text:list-item>
        <text:list-item>
          <text:p text:style-name="P2"><text:span text:style-name="T7">Adapt the default </text:span><text:span text:style-name="T8">ASP.NET MVC site template</text:span><text:span text:style-name="T7"> or get another free theme.</text:span></text:p>
          <text:list>
            <text:list-item>
              <text:p text:style-name="P6"><text:span text:style-name="T7">Use responsive design based on </text:span><text:span text:style-name="T8">Twitter Bootstrap</text:span><text:span text:style-name="T2">/Google Material design</text:span><text:span text:style-name="T11">.</text:span></text:p>
            </text:list-item>
          </text:list>
        </text:list-item>
        <text:list-item>
          <text:p text:style-name="P5"><text:span text:style-name="T7">Use the standard </text:span><text:span text:style-name="T8">ASP.NET Identity System</text:span><text:span text:style-name="T7"> for managing </text:span><text:span text:style-name="T8">users</text:span><text:span text:style-name="T7"> and </text:span><text:span text:style-name="T8">roles</text:span><text:span text:style-name="T11">.</text:span></text:p>
          <text:list>
            <text:list-item>
              <text:p text:style-name="P6"><text:span text:style-name="T7">Your registered users should have at least one of these roles: </text:span><text:span text:style-name="T8">user</text:span><text:span text:style-name="T7"> and </text:span><text:span text:style-name="T8">administrator</text:span><text:span text:style-name="T7">.</text:span></text:p>
            </text:list-item>
          </text:list>
        </text:list-item>
        <text:list-item>
          <text:p text:style-name="P2"><text:span text:style-name="T7">Use </text:span><text:span text:style-name="T8">AJAX </text:span><text:span text:style-name="T11">request to asynchronously load and display data</text:span><text:span text:style-name="T8"> </text:span><text:span text:style-name="T11">somewhere in</text:span><text:span text:style-name="T7"> your application.</text:span></text:p>
        </text:list-item>
        <text:list-item>
          <text:p text:style-name="P2"><text:span text:style-name="T7">Write </text:span><text:span text:style-name="T8">unit tests</text:span><text:span text:style-name="T7"> for your logic, controllers, actions, helpers, etc.</text:span></text:p>
        </text:list-item>
        <text:list-item>
          <text:p text:style-name="P6"><text:span text:style-name="T7">Implement </text:span><text:span text:style-name="T8">error handling</text:span><text:span text:style-name="T7"> and </text:span><text:span text:style-name="T8">data validation</text:span><text:span text:style-name="T7"> to avoid crashes when invalid data is entered (both </text:span><text:span text:style-name="T8">client-side</text:span><text:span text:style-name="T7"> and </text:span><text:span text:style-name="T8">server-side</text:span><text:span text:style-name="T7">).</text:span></text:p>
        </text:list-item>
        <text:list-item>
          <text:p text:style-name="P5"><text:span text:style-name="T7">Handle correctly the special HTML characters and tags like </text:span><text:span text:style-name="T1">&lt;br /&gt; and &lt;script&gt;</text:span><text:span text:style-name="T5"> (escape special characters).</text:span></text:p>
        </text:list-item>
        <text:list-item>
          <text:p text:style-name="P6"><text:span text:style-name="T12">Use </text:span>Ninject<text:span text:style-name="T12"> (or any other dependency injection container).</text:span></text:p>
        </text:list-item>
        <text:list-item>
          <text:p text:style-name="P6"><text:span text:style-name="T12">Use </text:span><text:span text:style-name="T1">AutoМapper</text:span><text:span text:style-name="T12">.</text:span></text:p>
        </text:list-item>
        <text:list-item>
          <text:p text:style-name="P5"><text:soft-page-break/><text:span text:style-name="T1">Prevent </text:span><text:span text:style-name="T4">from </text:span><text:span text:style-name="T1">security</text:span><text:span text:style-name="T4"> </text:span><text:span text:style-name="T6">vulnerabilities</text:span><text:span text:style-name="T4"> like SQL Injection, XSS, CSRF, parameter tampering, etc.</text:span></text:p>
        </text:list-item>
      </text:list>
      <text:list xml:id="list41211725" text:continue-list="list6531420832476131354" text:style-name="Outline">
        <text:list-item>
          <text:list>
            <text:list-item>
              <text:h text:style-name="Heading_20_2" text:outline-level="2"><text:span text:style-name="T1">Additional Requirements</text:span></text:h>
            </text:list-item>
          </text:list>
        </text:list-item>
      </text:list>
      <text:list xml:id="list2325620263490700195" text:style-name="WWNum21">
        <text:list-item>
          <text:p text:style-name="P1"><text:span text:style-name="T1">Follow the best practices for OO design and </text:span><text:span text:style-name="T3">high-quality code</text:span><text:span text:style-name="T1"> for the Web application:</text:span></text:p>
          <text:list>
            <text:list-item>
              <text:p text:style-name="P1"><text:span text:style-name="T1">Use data encapsulation.</text:span></text:p>
            </text:list-item>
            <text:list-item>
              <text:p text:style-name="P1"><text:span text:style-name="T1">Use exception handling properly.</text:span></text:p>
            </text:list-item>
            <text:list-item>
              <text:p text:style-name="P1"><text:span text:style-name="T1">Use inheritance, abstraction and polymorphism properly.</text:span></text:p>
            </text:list-item>
            <text:list-item>
              <text:p text:style-name="P1"><text:span text:style-name="T1">Follow the principles of strong cohesion and loose coupling.</text:span></text:p>
            </text:list-item>
            <text:list-item>
              <text:p text:style-name="P1"><text:span text:style-name="T1">Correctly format and structure your code, name your identifiers and make the code readable.</text:span></text:p>
            </text:list-item>
          </text:list>
        </text:list-item>
        <text:list-item>
          <text:p text:style-name="P1"><text:span text:style-name="T1">Well looking user interface (UI).</text:span></text:p>
        </text:list-item>
        <text:list-item>
          <text:p text:style-name="P1"><text:span text:style-name="T1">Good usability (easy to use UI).</text:span></text:p>
        </text:list-item>
        <text:list-item>
          <text:p text:style-name="P1"><text:span text:style-name="T1">Supporting of all modern Web browsers.</text:span></text:p>
        </text:list-item>
        <text:list-item>
          <text:p text:style-name="P1"><text:span text:style-name="T1">Use caching where appropriate.</text:span></text:p>
        </text:list-item>
        <text:list-item>
          <text:p text:style-name="P1"><text:span text:style-name="T1">Use a </text:span><text:span text:style-name="T3">source control system</text:span><text:span text:style-name="T1"> by choice, e.g. GitHub, BitBucket.</text:span></text:p>
          <text:list>
            <text:list-item>
              <text:p text:style-name="P1"><text:span text:style-name="T7">Submit a link to your public source code repository.</text:span></text:p>
            </text:list-item>
          </text:list>
        </text:list-item>
      </text:list>
      <text:list xml:id="list41203655" text:continue-list="list41211725" text:style-name="Outline">
        <text:list-item>
          <text:list>
            <text:list-item>
              <text:h text:style-name="Heading_20_2" text:outline-level="2"><text:span text:style-name="T1">Public Project Defense</text:span></text:h>
            </text:list-item>
          </text:list>
        </text:list-item>
      </text:list>
      <text:p text:style-name="Standard"><text:span text:style-name="T1">Each student will have to deliver a </text:span><text:span text:style-name="T2">public defense</text:span><text:span text:style-name="T1"> of its work in front of the other students, trainers and assistants. Students will have </text:span><text:span text:style-name="T2">only 15 minutes</text:span><text:span text:style-name="T1"> for the following:</text:span></text:p>
      <text:list xml:id="list2153575635426033673" text:style-name="WWNum5">
        <text:list-item>
          <text:p text:style-name="P3"><text:span text:style-name="T2">Demonstrate</text:span><text:span text:style-name="T1"> how the application works (very shortly).</text:span></text:p>
        </text:list-item>
        <text:list-item>
          <text:p text:style-name="P3"><text:span text:style-name="T1">Show the </text:span><text:span text:style-name="T2">source code</text:span><text:span text:style-name="T1"> and explain how it works.</text:span></text:p>
        </text:list-item>
        <text:list-item>
          <text:p text:style-name="P3"><text:span text:style-name="T1">Optionally you might prepare a </text:span><text:span text:style-name="T2">presentation</text:span><text:span text:style-name="T1"> (3-4 slides).</text:span></text:p>
        </text:list-item>
      </text:list>
      <text:p text:style-name="Standard"><text:span text:style-name="T1">Please be </text:span><text:span text:style-name="T2">strict in timing</text:span><text:span text:style-name="T1">! On the 15</text:span><text:span text:style-name="T16">th</text:span><text:span text:style-name="T1"> minute you </text:span><text:span text:style-name="T2">will be interrupted</text:span><text:span text:style-name="T1">! It is good idea to leave </text:span><text:span text:style-name="T2">the last 2-3 minutes for questions </text:span><text:span text:style-name="T1">from the other students, trainers and assistants.</text:span></text:p>
      <text:p text:style-name="Standard"><text:span text:style-name="T1">Be </text:span><text:span text:style-name="T2">well prepared</text:span><text:span text:style-name="T1"> for presenting maximum of your work for minimum time. Bring your own laptop. Test it preliminary with the multimedia projector. Open the project assets beforehand to save time.</text:span></text:p>
      <text:list xml:id="list41204385" text:continue-list="list41203655" text:style-name="Outline">
        <text:list-item>
          <text:list>
            <text:list-item>
              <text:h text:style-name="Heading_20_2" text:outline-level="2"><text:span text:style-name="T1">Bonuses</text:span></text:h>
            </text:list-item>
          </text:list>
        </text:list-item>
      </text:list>
      <text:list xml:id="list41219953" text:continue-list="list8895532176732111323" text:style-name="WWNum26">
        <text:list-item>
          <text:p text:style-name="P2"><text:span text:style-name="T7">Use </text:span><text:span text:style-name="T8">SignalR</text:span><text:span text:style-name="T7"> communication somewhere in your application.</text:span></text:p>
        </text:list-item>
        <text:list-item>
          <text:p text:style-name="P2"><text:span text:style-name="T7">Host the application in a </text:span><text:span text:style-name="T9">cloud environment</text:span><text:span text:style-name="T7">, e.g. in </text:span><text:span text:style-name="T2">AppHarbor</text:span><text:span text:style-name="T7"> or </text:span><text:span text:style-name="T8">Azure</text:span><text:span text:style-name="T7">.</text:span></text:p>
        </text:list-item>
        <text:list-item>
          <text:p text:style-name="P2"><text:span text:style-name="T7">Use a </text:span><text:span text:style-name="T8">file storage cloud API</text:span><text:span text:style-name="T11">, e.g. </text:span><text:span text:style-name="T8">Dropbox</text:span><text:span text:style-name="T7">, </text:span><text:span text:style-name="T8">Google Drive</text:span><text:span text:style-name="T7"> or other for storing the files.</text:span></text:p>
        </text:list-item>
        <text:list-item>
          <text:p text:style-name="P2"><text:span text:style-name="T7">Use of features of HTML 5 like Geolocation, Local Storage, SVG, Canvas, etc.</text:span></text:p>
        </text:list-item>
        <text:list-item>
          <text:p text:style-name="P2"><text:span text:style-name="T7">Anything that is not described in the assignment is a bonus if it has some practical use. </text:span></text:p>
        </text:list-item>
      </text:list>
      <text:list xml:id="list41196125" text:continue-list="list41204385" text:style-name="Outline">
        <text:list-item>
          <text:list>
            <text:list-item>
              <text:h text:style-name="Heading_20_2" text:outline-level="2"><text:span text:style-name="T1">Assessment Criteria</text:span></text:h>
            </text:list-item>
          </text:list>
        </text:list-item>
      </text:list>
      <text:list xml:id="list8013778491973310181" text:style-name="WWNum9">
        <text:list-item>
          <text:p text:style-name="P4"><text:span text:style-name="T2">Functionality</text:span><text:span text:style-name="T1"> – </text:span><text:span text:style-name="T2">0…20</text:span></text:p>
        </text:list-item>
        <text:list-item>
          <text:p text:style-name="P4"><text:soft-page-break/><text:span text:style-name="T2">Implementing controllers correctly </text:span><text:span text:style-name="T1">(controllers should do only their work)</text:span><text:span text:style-name="T2"> – 0...5</text:span></text:p>
        </text:list-item>
        <text:list-item>
          <text:p text:style-name="P4"><text:span text:style-name="T2">Implementing views correctly </text:span><text:span text:style-name="T1">(using display and editor templates)</text:span><text:span text:style-name="T2"> – 0…5</text:span></text:p>
        </text:list-item>
        <text:list-item>
          <text:p text:style-name="P4"><text:span text:style-name="T2">Unit tests </text:span><text:span text:style-name="T1">(unit test for some of the controllers using mocking)</text:span><text:span text:style-name="T2"> – 0…10</text:span></text:p>
        </text:list-item>
        <text:list-item>
          <text:p text:style-name="P4"><text:span text:style-name="T2">Security </text:span><text:span text:style-name="T1">(prevent SQL injection, XSS, CSRF, parameter tampering, etc.)</text:span><text:span text:style-name="T2"> – 0…5</text:span></text:p>
        </text:list-item>
        <text:list-item>
          <text:p text:style-name="P4"><text:span text:style-name="T2">Data validation </text:span><text:span text:style-name="T1">(validation in the models and input models)</text:span><text:span text:style-name="T2"> – 0…10</text:span></text:p>
        </text:list-item>
        <text:list-item>
          <text:p text:style-name="P4"><text:span text:style-name="T2">Using auto mapper and inversion of control – 0…5</text:span></text:p>
        </text:list-item>
        <text:list-item>
          <text:p text:style-name="P4"><text:span text:style-name="T2">Using areas with multiple layouts – 0…10</text:span></text:p>
        </text:list-item>
        <text:list-item>
          <text:p text:style-name="P4"><text:span text:style-name="T2">Code quality</text:span><text:span text:style-name="T1"> (well-structured code, following the MVC pattern, following SOLID principles, etc.) – </text:span><text:span text:style-name="T2">0…10</text:span></text:p>
        </text:list-item>
        <text:list-item>
          <text:p text:style-name="P4"><text:span text:style-name="T2">Bonus </text:span><text:span text:style-name="T1">(bonus points are given for</text:span><text:span text:style-name="T7"> exceptional project</text:span><text:span text:style-name="T1">) – </text:span><text:span text:style-name="T2">0…2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bg" fo:country="BG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835in" fo:margin-bottom="0.0417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835in" fo:margin-bottom="0.0555in" fo:keep-together="always" fo:keep-with-next="always"/>
      <style:text-properties fo:color="#7c380a" fo:font-size="18pt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555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language-asian="bg" style:country-asian="BG" style:font-name-complex="Courier New2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 style:font-name-complex="F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fo:language="bg" fo:country="BG" style:font-name-asian="Times New Roman1" style:font-size-asian="10pt" style:language-asian="bg" style:country-asian="BG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1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7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74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74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7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7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page-layout style:name="Mpm1">
      <style:page-layout-properties fo:page-width="8.2681in" fo:page-height="11.6929in" style:num-format="1" style:print-orientation="portrait" fo:margin-top="0.3937in" fo:margin-bottom="0.7083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SP.NET MVC - Teamwork Project Assignment</dc:title>
    <meta:initial-creator>Software University Foundation</meta:initial-creator>
    <meta:keyword>Sofware</meta:keyword>
    <meta:keyword>University</meta:keyword>
    <meta:keyword>SoftUni</meta:keyword>
    <meta:keyword>programming</meta:keyword>
    <meta:keyword>software</meta:keyword>
    <meta:keyword>development</meta:keyword>
    <meta:keyword>education</meta:keyword>
    <meta:keyword>training</meta:keyword>
    <meta:keyword>course</meta:keyword>
    <meta:keyword>teamwork</meta:keyword>
    <meta:keyword>project</meta:keyword>
    <dc:description>https://softuni.bg/courses/asp-net-mvc/</dc:description>
    <meta:editing-cycles>154</meta:editing-cycles>
    <meta:print-date>2014-02-12T16:33:00</meta:print-date>
    <meta:creation-date>2014-11-04T17:57:00</meta:creation-date>
    <dc:date>2017-04-09T21:02:48.12</dc:date>
    <meta:editing-duration>PT17M6S</meta:editing-duration>
    <meta:generator>OpenOffice/4.1.3$Win32 OpenOffice.org_project/413m1$Build-9783</meta:generator>
    <meta:document-statistic meta:table-count="0" meta:image-count="0" meta:object-count="0" meta:page-count="3" meta:paragraph-count="64" meta:word-count="694" meta:character-count="4156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